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eriod [s]</text:p>
          </table:table-cell>
          <table:table-cell office:value-type="string" calcext:value-type="string">
            <text:p>clock [MHz]</text:p>
          </table:table-cell>
          <table:table-cell/>
          <table:table-cell office:value-type="string" calcext:value-type="string">
            <text:p>instruction clock [us]</text:p>
          </table:table-cell>
          <table:table-cell/>
          <table:table-cell office:value-type="string" calcext:value-type="string">
            <text:p>prescaler</text:p>
          </table:table-cell>
          <table:table-cell office:value-type="string" calcext:value-type="string">
            <text:p>TMR0 init value (raw)</text:p>
          </table:table-cell>
          <table:table-cell office:value-type="string" calcext:value-type="string">
            <text:p>TMR0 init value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/>
          <table:table-cell table:formula="of:=4/[.B2]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A$7]*1000/([.$D$2]*[.F2])" office:value-type="float" office:value="7812.5" calcext:value-type="float">
            <text:p>7812.5</text:p>
          </table:table-cell>
          <table:table-cell table:formula="of:=255-ROUND([.G2])" office:value-type="float" office:value="-7558" calcext:value-type="float">
            <text:p>-7558</text:p>
          </table:table-cell>
        </table:table-row>
        <table:table-row table:style-name="ro1">
          <table:table-cell office:value-type="string" calcext:value-type="string">
            <text:p>steps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$A$7]*1000/([.$D$2]*[.F3])" office:value-type="float" office:value="3906.25" calcext:value-type="float">
            <text:p>3906.25</text:p>
          </table:table-cell>
          <table:table-cell table:formula="of:=255-ROUND([.G3])" office:value-type="float" office:value="-3651" calcext:value-type="float">
            <text:p>-365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$A$7]*1000/([.$D$2]*[.F4])" office:value-type="float" office:value="1953.125" calcext:value-type="float">
            <text:p>1953.125</text:p>
          </table:table-cell>
          <table:table-cell table:formula="of:=255-ROUND([.G4])" office:value-type="float" office:value="-1698" calcext:value-type="float">
            <text:p>-1698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formula="of:=[.$A$7]*1000/([.$D$2]*[.F5])" office:value-type="float" office:value="976.5625" calcext:value-type="float">
            <text:p>976.5625</text:p>
          </table:table-cell>
          <table:table-cell table:formula="of:=255-ROUND([.G5])" office:value-type="float" office:value="-722" calcext:value-type="float">
            <text:p>-722</text:p>
          </table:table-cell>
        </table:table-row>
        <table:table-row table:style-name="ro1">
          <table:table-cell office:value-type="string" calcext:value-type="string">
            <text:p>step [ms]</text:p>
          </table:table-cell>
          <table:table-cell office:value-type="string" calcext:value-type="string">
            <text:p>TMR0 value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$A$7]*1000/([.$D$2]*[.F6])" office:value-type="float" office:value="488.28125" calcext:value-type="float">
            <text:p>488.28125</text:p>
          </table:table-cell>
          <table:table-cell table:formula="of:=255-ROUND([.G6])" office:value-type="float" office:value="-233" calcext:value-type="float">
            <text:p>-233</text:p>
          </table:table-cell>
        </table:table-row>
        <table:table-row table:style-name="ro1">
          <table:table-cell table:formula="of:=[.A2]*1000/[.A4]" office:value-type="float" office:value="15.625" calcext:value-type="float">
            <text:p>15.625</text:p>
          </table:table-cell>
          <table:table-cell table:number-columns-repeated="4"/>
          <table:table-cell office:value-type="float" office:value="64" calcext:value-type="float">
            <text:p>64</text:p>
          </table:table-cell>
          <table:table-cell table:formula="of:=[.$A$7]*1000/([.$D$2]*[.F7])" office:value-type="float" office:value="244.140625" calcext:value-type="float">
            <text:p>244.140625</text:p>
          </table:table-cell>
          <table:table-cell table:formula="of:=255-ROUND([.G7])" office:value-type="float" office:value="11" calcext:value-type="float">
            <text:p>11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table:formula="of:=[.$A$7]*1000/([.$D$2]*[.F8])" office:value-type="float" office:value="122.0703125" calcext:value-type="float">
            <text:p>122.0703125</text:p>
          </table:table-cell>
          <table:table-cell table:formula="of:=255-ROUND([.G8])" office:value-type="float" office:value="133" calcext:value-type="float">
            <text:p>133</text:p>
          </table:table-cell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  <table:table-cell table:formula="of:=[.$A$7]*1000/([.$D$2]*[.F9])" office:value-type="float" office:value="61.03515625" calcext:value-type="float">
            <text:p>61.03515625</text:p>
          </table:table-cell>
          <table:table-cell table:formula="of:=255-ROUND([.G9])" office:value-type="float" office:value="194" calcext:value-type="float">
            <text:p>1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30">00/00/0000</text:date>, <text:time style:data-style-name="N2" text:time-value="19:48:28.2031370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o Oklobdzija</meta:initial-creator>
    <meta:creation-date>2015-05-19T22:21:23.146655206</meta:creation-date>
    <dc:date>2015-06-30T19:48:59.889597671</dc:date>
    <dc:creator>Marko Oklobdžija</dc:creator>
    <meta:editing-duration>PT21H22M56S</meta:editing-duration>
    <meta:editing-cycles>7</meta:editing-cycles>
    <meta:generator>LibreOffice/4.4.2.2$Linux_X86_64 LibreOffice_project/40m0$Build-2</meta:generator>
    <meta:document-statistic meta:table-count="1" meta:cell-count="38" meta:object-count="0"/>
  </office:meta>
</office:document-meta>
</file>